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ae6a" officeooo:paragraph-rsid="0017ae6a"/>
    </style:style>
    <style:style style:name="P2" style:family="paragraph" style:parent-style-name="Standard">
      <style:text-properties officeooo:rsid="0017ae6a" officeooo:paragraph-rsid="0019b655"/>
    </style:style>
    <style:style style:name="P3" style:family="paragraph" style:parent-style-name="Standard">
      <style:text-properties officeooo:rsid="001973e7" officeooo:paragraph-rsid="001973e7"/>
    </style:style>
    <style:style style:name="P4" style:family="paragraph" style:parent-style-name="Standard">
      <style:text-properties officeooo:paragraph-rsid="0019b655"/>
    </style:style>
    <style:style style:name="P5" style:family="paragraph" style:parent-style-name="Preformatted_20_Text">
      <style:text-properties officeooo:rsid="0017ae6a" officeooo:paragraph-rsid="0017ae6a"/>
    </style:style>
    <style:style style:name="T1" style:family="text">
      <style:text-properties officeooo:rsid="0019b655"/>
    </style:style>
    <style:style style:name="T2" style:family="text">
      <style:text-properties fo:color="#800000" officeooo:rsid="0019b655"/>
    </style:style>
    <style:style style:name="T3" style:family="text">
      <style:text-properties officeooo:rsid="0019f4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EXO Fichero de confiuracion</text:p>
      <text:p text:style-name="P1"/>
      <text:p text:style-name="P3">DEBIAN</text:p>
      <text:p text:style-name="P1"/>
      <text:p text:style-name="P1">/etc/exports</text:p>
      <text:p text:style-name="P1"/>
      <text:p text:style-name="P1"># /etc/exports: the access control list for filesystems which may be exported </text:p>
      <text:p text:style-name="P1"># <text:s text:c="14"/>to NFS clients. <text:s/>See exports(5). </text:p>
      <text:p text:style-name="P1"># </text:p>
      <text:p text:style-name="P1"># Example for NFSv2 and NFSv3: </text:p>
      <text:p text:style-name="P1"># /srv/homes <text:s text:c="6"/>hostname1(rw,sync,no_subtree_check) hostname2(ro,sync,no_sub$ </text:p>
      <text:p text:style-name="P1"># </text:p>
      <text:p text:style-name="P1"># Example for NFSv4: </text:p>
      <text:p text:style-name="P1"># /srv/nfs4 <text:s text:c="7"/>gss/krb5i(rw,sync,fsid=0,crossmnt,no_subtree_check) </text:p>
      <text:p text:style-name="P1"># /srv/nfs4/homes <text:s/>gss/krb5i(rw,sync,no_subtree_check) </text:p>
      <text:p text:style-name="P1"># </text:p>
      <text:p text:style-name="P1"/>
      <text:p text:style-name="P1">/home/myshare 156.35.94.186(ro,no_subtree_check) </text:p>
      <text:p text:style-name="P1"/>
      <text:p text:style-name="P1"/>
      <text:p text:style-name="P1">etc/hosts.allow</text:p>
      <text:p text:style-name="P1"/>
      <text:p text:style-name="P1"># /etc/hosts.allow: list of hosts that are allowed to access the system. </text:p>
      <text:p text:style-name="P1"># <text:s text:c="18"/>See the manual pages hosts_access(5) and hosts_options(5). </text:p>
      <text:p text:style-name="P1"># </text:p>
      <text:p text:style-name="P1"># Example: <text:s text:c="3"/>ALL: LOCAL @some_netgroup </text:p>
      <text:p text:style-name="P1"># <text:s text:c="12"/>ALL: .foobar.edu EXCEPT terminalserver.foobar.edu </text:p>
      <text:p text:style-name="P1"># </text:p>
      <text:p text:style-name="P1"># If you're going to protect the portmapper use the name "portmap" for the </text:p>
      <text:p text:style-name="P1"># daemon name. Remember that you can only use the keyword "ALL" and IP </text:p>
      <text:p text:style-name="P1"># addresses (NOT host or domain names) for the portmapper, as well as for </text:p>
      <text:p text:style-name="P1"># rpc.mountd (the NFS mount daemon). See portmap(8) and rpc.mountd(8) </text:p>
      <text:p text:style-name="P1"># for further information. </text:p>
      <text:p text:style-name="P1"># </text:p>
      <text:p text:style-name="P1"/>
      <text:p text:style-name="P1">portmap: <text:s text:c="3"/>156.35.94.<text:span text:style-name="T3">XX</text:span> </text:p>
      <text:p text:style-name="P1">lockd: <text:s text:c="5"/>156.35.94.<text:span text:style-name="T3">XX</text:span></text:p>
      <text:p text:style-name="P1">rquotad: <text:s text:c="3"/>156.35.94.<text:span text:style-name="T3">XX</text:span></text:p>
      <text:p text:style-name="P1">mountd: <text:s text:c="4"/>156.35.94.<text:span text:style-name="T3">XX</text:span> </text:p>
      <text:p text:style-name="P1">statd: <text:s text:c="5"/>156.35.94.<text:span text:style-name="T3">XX</text:span></text:p>
      <text:p text:style-name="P1"/>
      <text:p text:style-name="P4"><text:span text:style-name="T1">Contenido </text:span><text:span text:style-name="T2">ALEXANDRIA</text:span><text:span text:style-name="T1"> </text:span><text:span text:style-name="Source_20_Text"># </text:span><text:span text:style-name="Source_20_Text"><text:span text:style-name="Strong_20_Emphasis">vi /etc/default/nfs-common</text:span></text:span></text:p>
      <text:p text:style-name="P2"/>
      <text:p text:style-name="P5"><text:span text:style-name="Source_20_Text"># Options for rpc.statd.</text:span></text:p>
      <text:p text:style-name="Preformatted_20_Text"><text:span text:style-name="Source_20_Text">STATDOPTS=</text:span><text:span text:style-name="Source_20_Text"><text:span text:style-name="Strong_20_Emphasis">"-p 32765 -o 32766"</text:span></text:span></text:p>
      <text:p text:style-name="Preformatted_20_Text"/>
      <text:p text:style-name="Preformatted_20_Text"><text:span text:style-name="Source_20_Text"># </text:span><text:span text:style-name="Source_20_Text"><text:span text:style-name="Strong_20_Emphasis">vi /etc/default/nfs-kernel-server</text:span></text:span></text:p>
      <text:p text:style-name="Preformatted_20_Text"><text:span text:style-name="Source_20_Text"># Options for rpc.mountd.</text:span></text:p>
      <text:p text:style-name="Preformatted_20_Text"/>
      <text:p text:style-name="Preformatted_20_Text"><text:span text:style-name="Source_20_Text">RPCMOUNTDOPTS=</text:span><text:span text:style-name="Source_20_Text"><text:span text:style-name="Strong_20_Emphasis">"</text:span></text:span><text:span text:style-name="Source_20_Text">--manage-gids </text:span><text:span text:style-name="Source_20_Text"><text:span text:style-name="Strong_20_Emphasis">-p 32767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Fernandez Rodriguez</meta:initial-creator>
    <meta:creation-date>2014-02-16T18:28:00.016172545</meta:creation-date>
    <dc:date>2016-08-08T21:35:50.878706341</dc:date>
    <dc:creator>Daniel Fernandez Rodriguez</dc:creator>
    <meta:editing-duration>PT2M36S</meta:editing-duration>
    <meta:editing-cycles>4</meta:editing-cycles>
    <meta:generator>LibreOffice/5.0.6.3$Linux_X86_64 LibreOffice_project/00m0$Build-3</meta:generator>
    <meta:document-statistic meta:table-count="0" meta:image-count="0" meta:object-count="0" meta:page-count="1" meta:paragraph-count="38" meta:word-count="173" meta:character-count="1404" meta:non-whitespace-character-count="1163"/>
  </office:meta>
</office:document-meta>
</file>